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4">
      <style:drawing-page-properties draw:fill="bitmap" draw:fill-image-name="a11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bitmap" draw:fill-image-name="a9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bitmap" draw:fill-image-name="a10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3">
      <style:drawing-page-properties draw:fill="bitmap" draw:fill-image-name="a11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4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Why virtual memory?</text:span><text:span text:style-name="a874" text:class-names=""/></text:p>
          </draw:text-box>
          <svg:title/>
          <svg:desc/>
        </draw:frame>
      </draw:page>
      <draw:page draw:name="Slide106" draw:style-name="a878" draw:master-page-name="Master1-Layout2-obj-Title-and-Content" presentation:presentation-page-layout-name="Master1-PPL2" draw:id="Slide-361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Physical Memory</text:span><text:span text:style-name="a880" text:class-names=""/></text:p>
          </draw:text-box>
          <svg:title/>
          <svg:desc/>
        </draw:frame>
        <draw:frame draw:id="id87" presentation:style-name="a963" draw:name="Content Placeholder 4" svg:x="0.40551in" svg:y="1.4974in" svg:width="9.18898in" svg:height="3.15885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3" text:class-names="">Physical</text:span><text:span text:style-name="a884" text:class-names=""><text:s text:c="1"/></text:span><text:span text:style-name="a885" text:class-names="">addresses are P bits long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888" text:class-names="">Maximum</text:span><text:span text:style-name="a889" text:class-names=""><text:s text:c="1"/></text:span><text:span text:style-name="a890" text:class-names="">amount</text:span><text:span text:style-name="a891" text:class-names=""><text:s text:c="1"/></text:span><text:span text:style-name="a892" text:class-names="">of</text:span><text:span text:style-name="a893" text:class-names=""><text:s text:c="1"/></text:span><text:span text:style-name="a894" text:class-names="">addressable</text:span><text:span text:style-name="a895" text:class-names=""><text:s text:c="1"/></text:span><text:span text:style-name="a896" text:class-names="">physical</text:span><text:span text:style-name="a897" text:class-names=""><text:s text:c="1"/></text:span><text:span text:style-name="a898" text:class-names="">memory</text:span><text:span text:style-name="a899" text:class-names=""><text:s text:c="1"/></text:span><text:span text:style-name="a900" text:class-names="">is 2</text:span><text:span text:style-name="a901" text:class-names="">P</text:span></text:p>
                  </text:list-item>
                </text:list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OS161’s MIPS is 32 bits</text:span></text:p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07" text:class-names="">2</text:span><text:span text:style-name="a908" text:class-names="">32</text:span><text:span text:style-name="a909" text:class-names=""><text:s text:c="1"/></text:span><text:span text:style-name="a910" text:class-names="">physical addresses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3" text:class-names="">Maximum of</text:span><text:span text:style-name="a914" text:class-names=""><text:s text:c="1"/></text:span><text:span text:style-name="a915" text:class-names="">4GB</text:span><text:span text:style-name="a916" text:class-names=""><text:s text:c="1"/></text:span><text:span text:style-name="a917" text:class-names="">memory</text:span></text:p>
                  </text:list-item>
                </text:list>
              </text:list-item>
            </text:list>
            <text:list text:style-name="a937">
              <text:list-item>
                <text:p text:style-name="a936" text:class-names="" text:cond-style-name=""><text:span text:style-name="a920" text:class-names="">Modern</text:span><text:span text:style-name="a921" text:class-names=""><text:s text:c="1"/></text:span><text:span text:style-name="a922" text:class-names="">CPU</text:span><text:span text:style-name="a923" text:class-names=""><text:s text:c="1"/></text:span><text:span text:style-name="a924" text:class-names="">support</text:span><text:span text:style-name="a925" text:class-names=""><text:s text:c="1"/></text:span><text:span text:style-name="a926" text:class-names="">large</text:span><text:span text:style-name="a927" text:class-names=""><text:s text:c="1"/></text:span><text:span text:style-name="a928" text:class-names="">amount</text:span><text:span text:style-name="a929" text:class-names=""><text:s text:c="1"/></text:span><text:span text:style-name="a930" text:class-names="">of</text:span><text:span text:style-name="a931" text:class-names=""><text:s text:c="1"/></text:span><text:span text:style-name="a932" text:class-names="">addressable</text:span><text:span text:style-name="a933" text:class-names=""><text:s text:c="1"/></text:span><text:span text:style-name="a934" text:class-names="">memory</text:span><text:span text:style-name="a935" text:class-names=""/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8" text:class-names="">X86_64</text:span><text:span text:style-name="a939" text:class-names=""/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Physical 52 bits</text:span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Virtual 48 bits</text:span></text:p>
                  </text:list-item>
                </text:list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Far exceed current RAM technology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51" text:class-names="">This won’t</text:span><text:span text:style-name="a952" text:class-names=""><text:s text:c="1"/></text:span><text:span text:style-name="a953" text:class-names="">be</text:span><text:span text:style-name="a954" text:class-names=""><text:s text:c="1"/></text:span><text:span text:style-name="a955" text:class-names="">true</text:span><text:span text:style-name="a956" text:class-names=""><text:s text:c="1"/></text:span><text:span text:style-name="a957" text:class-names="">forever</text:span><text:span text:style-name="a958" text:class-names=""><text:s text:c="1"/></text:span><text:span text:style-name="a959" text:class-names="">;)</text:span><text:span text:style-name="a96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7" draw:style-name="a965" draw:master-page-name="Master1-Layout2-obj-Title-and-Content" presentation:presentation-page-layout-name="Master1-PPL2" draw:id="Slide-362">
        <draw:frame draw:id="id88" presentation:style-name="a969" draw:name="Title 1" svg:x="0.40551in" svg:y="0.29948in" svg:width="9.18898in" svg:height="1.08724in" presentation:class="title" presentation:placeholder="false">
          <draw:text-box>
            <text:p text:style-name="a968" text:class-names="" text:cond-style-name=""><text:span text:style-name="a966" text:class-names="">Physical Memory</text:span><text:span text:style-name="a967" text:class-names=""/></text:p>
          </draw:text-box>
          <svg:title/>
          <svg:desc/>
        </draw:frame>
        <draw:frame draw:id="id89" presentation:style-name="a1011" draw:name="Content Placeholder 2" svg:x="0.40551in" svg:y="1.4974in" svg:width="9.18898in" svg:height="3.15885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Is finite</text:span></text:p>
              </text:list-item>
            </text:list>
            <text:list text:style-name="a987">
              <text:list-item>
                <text:p text:style-name="a986" text:class-names="" text:cond-style-name=""><text:span text:style-name="a973" text:class-names="">Need</text:span><text:span text:style-name="a974" text:class-names=""><text:s text:c="1"/></text:span><text:span text:style-name="a975" text:class-names="">to</text:span><text:span text:style-name="a976" text:class-names=""><text:s text:c="1"/></text:span><text:span text:style-name="a977" text:class-names="">be</text:span><text:span text:style-name="a978" text:class-names=""><text:s text:c="1"/></text:span><text:span text:style-name="a979" text:class-names="">shared</text:span><text:span text:style-name="a980" text:class-names=""><text:s text:c="1"/></text:span><text:span text:style-name="a981" text:class-names="">between</text:span><text:span text:style-name="a982" text:class-names=""><text:s text:c="1"/></text:span><text:span text:style-name="a983" text:class-names="">all</text:span><text:span text:style-name="a984" text:class-names=""><text:s text:c="1"/></text:span><text:span text:style-name="a985" text:class-names="">processes</text:span></text:p>
              </text:list-item>
            </text:list>
            <text:list text:style-name="a998">
              <text:list-item>
                <text:p text:style-name="a997" text:class-names="" text:cond-style-name=""><text:span text:style-name="a988" text:class-names="">Need</text:span><text:span text:style-name="a989" text:class-names=""><text:s text:c="1"/></text:span><text:span text:style-name="a990" text:class-names="">to</text:span><text:span text:style-name="a991" text:class-names=""><text:s text:c="1"/></text:span><text:span text:style-name="a992" text:class-names="">be</text:span><text:span text:style-name="a993" text:class-names=""><text:s text:c="1"/></text:span><text:span text:style-name="a994" text:class-names="">carefully</text:span><text:span text:style-name="a995" text:class-names=""><text:s text:c="1"/></text:span><text:span text:style-name="a996" text:class-names="">managed to avoid processes stepping on each other toes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2" text:class-names="">Classic</text:span><text:span text:style-name="a1003" text:class-names=""><text:s text:c="1"/></text:span><text:span text:style-name="a1004" text:class-names="">OS</text:span><text:span text:style-name="a1005" text:class-names=""><text:s text:c="1"/></text:span><text:span text:style-name="a1006" text:class-names="">solution:<text:s text:c="1"/></text:span><text:span text:style-name="a1007" text:class-names="">hide complexity through an abstraction</text:span><text:span text:style-name="a1008" text:class-names=""/></text:p>
              </text:list-item>
            </text:list>
          </draw:text-box>
          <svg:title/>
          <svg:desc/>
        </draw:frame>
      </draw:page>
      <draw:page draw:name="Slide108" draw:style-name="a1013" draw:master-page-name="Master1-Layout2-obj-Title-and-Content" presentation:presentation-page-layout-name="Master1-PPL2" draw:id="Slide-363">
        <draw:frame draw:id="id90" presentation:style-name="a1017" draw:name="Title 1" svg:x="0.40551in" svg:y="0.29948in" svg:width="9.18898in" svg:height="1.08724in" presentation:class="title" presentation:placeholder="false">
          <draw:text-box>
            <text:p text:style-name="a1016" text:class-names="" text:cond-style-name=""><text:span text:style-name="a1014" text:class-names="">Virtual Memory the basic</text:span><text:span text:style-name="a1015" text:class-names=""/></text:p>
          </draw:text-box>
          <svg:title/>
          <svg:desc/>
        </draw:frame>
        <draw:frame draw:id="id91" presentation:style-name="a1102" draw:name="Content Placeholder 2" svg:x="0.40551in" svg:y="1.4974in" svg:width="9.18898in" svg:height="3.15885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The kernel provide a virtual memory for each process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1" text:class-names="">Virtual</text:span><text:span text:style-name="a1022" text:class-names=""><text:s text:c="1"/></text:span><text:span text:style-name="a1023" text:class-names="">memory</text:span><text:span text:style-name="a1024" text:class-names=""><text:s text:c="1"/></text:span><text:span text:style-name="a1025" text:class-names="">hold</text:span><text:span text:style-name="a1026" text:class-names=""><text:s text:c="1"/></text:span><text:span text:style-name="a1027" text:class-names="">code, data and stack(s) for a process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30" text:class-names="">If</text:span><text:span text:style-name="a1031" text:class-names=""><text:s text:c="1"/></text:span><text:span text:style-name="a1032" text:class-names="">virtual</text:span><text:span text:style-name="a1033" text:class-names=""><text:s text:c="1"/></text:span><text:span text:style-name="a1034" text:class-names="">memory</text:span><text:span text:style-name="a1035" text:class-names=""><text:s text:c="1"/></text:span><text:span text:style-name="a1036" text:class-names="">addresses</text:span><text:span text:style-name="a1037" text:class-names=""><text:s text:c="1"/></text:span><text:span text:style-name="a1038" text:class-names="">are</text:span><text:span text:style-name="a1039" text:class-names=""><text:s text:c="1"/></text:span><text:span text:style-name="a1040" text:class-names="">V</text:span><text:span text:style-name="a1041" text:class-names=""><text:s text:c="1"/></text:span><text:span text:style-name="a1042" text:class-names="">bits</text:span></text:p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5" text:class-names="">A</text:span><text:span text:style-name="a1046" text:class-names="">mount of addressable virtual is 2</text:span><text:span text:style-name="a1047" text:class-names="">V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0" text:class-names="">On</text:span><text:span text:style-name="a1051" text:class-names=""><text:s text:c="1"/></text:span><text:span text:style-name="a1052" text:class-names="">OS161/MIPS V=32</text:span></text:p>
                  </text:list-item>
                </text:list>
              </text:list-item>
            </text:list>
            <text:list text:style-name="a1068">
              <text:list-item>
                <text:p text:style-name="a1067" text:class-names="" text:cond-style-name=""><text:span text:style-name="a1055" text:class-names="">Running</text:span><text:span text:style-name="a1056" text:class-names=""><text:s text:c="1"/></text:span><text:span text:style-name="a1057" text:class-names="">processes</text:span><text:span text:style-name="a1058" text:class-names=""><text:s text:c="1"/></text:span><text:span text:style-name="a1059" text:class-names="">see</text:span><text:span text:style-name="a1060" text:class-names=""><text:s text:c="1"/></text:span><text:span text:style-name="a1061" text:class-names="">only</text:span><text:span text:style-name="a1062" text:class-names=""><text:s text:c="1"/></text:span><text:span text:style-name="a1063" text:class-names="">virtual</text:span><text:span text:style-name="a1064" text:class-names=""><text:s text:c="1"/></text:span><text:span text:style-name="a1065" text:class-names="">memory</text:span><text:span text:style-name="a1066" text:class-names=""/></text:p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69" text:class-names="">Program counter and stack pointer hold<text:s text:c="1"/></text:span><text:span text:style-name="a1070" text:class-names="">virtual addresses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73" text:class-names="">Pointers</text:span><text:span text:style-name="a1074" text:class-names=""><text:s text:c="1"/></text:span><text:span text:style-name="a1075" text:class-names="">to</text:span><text:span text:style-name="a1076" text:class-names=""><text:s text:c="1"/></text:span><text:span text:style-name="a1077" text:class-names="">variable</text:span><text:span text:style-name="a1078" text:class-names=""><text:s text:c="1"/></text:span><text:span text:style-name="a1079" text:class-names="">are</text:span><text:span text:style-name="a1080" text:class-names=""><text:s text:c="1"/></text:span><text:span text:style-name="a1081" text:class-names="">virtual</text:span><text:span text:style-name="a1082" text:class-names=""><text:s text:c="1"/></text:span><text:span text:style-name="a1083" text:class-names="">addresses</text:span><text:span text:style-name="a1084" text:class-names=""/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7" text:class-names="">Jumps/branches refers to<text:s text:c="1"/></text:span><text:span text:style-name="a1088" text:class-names="">virtual addresses</text:span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1" text:class-names="">Each process is<text:s text:c="1"/></text:span><text:span text:style-name="a1092" text:class-names="">isolated</text:span><text:span text:style-name="a1093" text:class-names=""><text:s text:c="1"/>in its virtual memory<text:s text:c="1"/></text:span><text:span text:style-name="a1094" text:class-names="">and<text:s text:c="1"/></text:span><text:span text:style-name="a1095" text:class-names="">cannot<text:s text:c="1"/></text:span><text:span text:style-name="a1096" text:class-names="">address</text:span><text:span text:style-name="a1097" text:class-names=""><text:s text:c="1"/></text:span><text:span text:style-name="a1098" text:class-names="">other processes virtual memory</text:span><text:span text:style-name="a1099" text:class-names=""/></text:p>
              </text:list-item>
            </text:list>
          </draw:text-box>
          <svg:title/>
          <svg:desc/>
        </draw:frame>
      </draw:page>
      <draw:page draw:name="Slide109" draw:style-name="a1104" draw:master-page-name="Master1-Layout2-obj-Title-and-Content" presentation:presentation-page-layout-name="Master1-PPL2" draw:id="Slide-364">
        <draw:frame draw:id="id92" presentation:style-name="a1108" draw:name="Title 1" svg:x="0.40551in" svg:y="0.29948in" svg:width="9.18898in" svg:height="1.08724in" presentation:class="title" presentation:placeholder="false">
          <draw:text-box>
            <text:p text:style-name="a1107" text:class-names="" text:cond-style-name=""><text:span text:style-name="a1105" text:class-names="">Why virtual memory?</text:span><text:span text:style-name="a1106" text:class-names=""/></text:p>
          </draw:text-box>
          <svg:title/>
          <svg:desc/>
        </draw:frame>
        <draw:frame draw:id="id93" presentation:style-name="a1151" draw:name="Content Placeholder 2" svg:x="0.40551in" svg:y="1.4974in" svg:width="9.18898in" svg:height="3.15885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09" text:class-names="">Isolates process from</text:span><text:span text:style-name="a1110" text:class-names=""><text:s text:c="1"/></text:span><text:span text:style-name="a1111" text:class-names="">each</text:span><text:span text:style-name="a1112" text:class-names=""><text:s text:c="1"/></text:span><text:span text:style-name="a1113" text:class-names="">other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16" text:class-names="">Potential</text:span><text:span text:style-name="a1117" text:class-names=""><text:s text:c="1"/></text:span><text:span text:style-name="a1118" text:class-names="">to</text:span><text:span text:style-name="a1119" text:class-names=""><text:s text:c="1"/></text:span><text:span text:style-name="a1120" text:class-names="">support</text:span><text:span text:style-name="a1121" text:class-names=""><text:s text:c="1"/></text:span><text:span text:style-name="a1122" text:class-names="">virtual</text:span><text:span text:style-name="a1123" text:class-names=""><text:s text:c="1"/></text:span><text:span text:style-name="a1124" text:class-names="">memory</text:span><text:span text:style-name="a1125" text:class-names=""><text:s text:c="1"/></text:span><text:span text:style-name="a1126" text:class-names="">larger</text:span><text:span text:style-name="a1127" text:class-names=""><text:s text:c="1"/></text:span><text:span text:style-name="a1128" text:class-names="">than</text:span><text:span text:style-name="a1129" text:class-names=""><text:s text:c="1"/></text:span><text:span text:style-name="a1130" text:class-names="">physical</text:span><text:span text:style-name="a1131" text:class-names=""><text:s text:c="1"/></text:span><text:span text:style-name="a1132" text:class-names="">memory</text:span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Total size of virtual memories can be greater than the physical memory</text:span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39" text:class-names="">Provide</text:span><text:span text:style-name="a1140" text:class-names=""><text:s text:c="1"/></text:span><text:span text:style-name="a1141" text:class-names="">greater</text:span><text:span text:style-name="a1142" text:class-names=""><text:s text:c="1"/></text:span><text:span text:style-name="a1143" text:class-names="">support</text:span><text:span text:style-name="a1144" text:class-names=""><text:s text:c="1"/></text:span><text:span text:style-name="a1145" text:class-names="">for</text:span><text:span text:style-name="a1146" text:class-names=""><text:s text:c="1"/></text:span><text:span text:style-name="a1147" text:class-names="">multiprocessing<text:s text:c="1"/></text:span><text:span text:style-name="a114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153" draw:master-page-name="Master1-Layout5-cust-Title-Slide-Colour-and-Image" presentation:presentation-page-layout-name="Master1-PPL5" draw:id="Slide-359">
        <draw:frame draw:id="id94" presentation:style-name="a1157" draw:name="Title 6" svg:x="0.40551in" svg:y="1.74803in" svg:width="5.75197in" svg:height="1.20472in" presentation:class="title" presentation:placeholder="false">
          <draw:text-box>
            <text:p text:style-name="a1156" text:class-names="" text:cond-style-name=""><text:span text:style-name="a1154" text:class-names="">Thank you</text:span><text:span text:style-name="a115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012" xlink:href="media/image1.jpeg" xlink:show="embed" xlink:actuate="onLoad"/>
    <draw:fill-image draw:name="a670" xlink:href="media/image1.jpeg" xlink:show="embed" xlink:actuate="onLoad"/>
    <draw:fill-image draw:name="a63" xlink:href="media/image2.jpeg" xlink:show="embed" xlink:actuate="onLoad"/>
    <draw:fill-image draw:name="a182" xlink:href="media/image3.jpeg" xlink:show="embed" xlink:actuate="onLoad"/>
    <draw:fill-image draw:name="a292" xlink:href="media/image3.jpeg" xlink:show="embed" xlink:actuate="onLoad"/>
    <draw:fill-image draw:name="a964" xlink:href="media/image1.jpeg" xlink:show="embed" xlink:actuate="onLoad"/>
    <draw:fill-image draw:name="a1152" xlink:href="media/image4.jpeg" xlink:show="embed" xlink:actuate="onLoad"/>
    <draw:fill-image draw:name="a1103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5.jpeg" xlink:show="embed" xlink:actuate="onLoad"/>
    <draw:fill-image draw:name="a288" xlink:href="media/image4.jpeg" xlink:show="embed" xlink:actuate="onLoad"/>
    <draw:fill-image draw:name="a871" xlink:href="media/image4.jpeg" xlink:show="embed" xlink:actuate="onLoad"/>
    <draw:fill-image draw:name="a233" xlink:href="media/image5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4.jpeg" xlink:show="embed" xlink:actuate="onLoad"/>
    <draw:fill-image draw:name="a877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2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2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2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2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2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2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2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2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2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2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2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2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2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2T09:31:11Z</dc:date>
    <meta:template xlink:href="password1" xlink:type="simple"/>
    <meta:editing-cycles>30</meta:editing-cycles>
    <meta:editing-duration>PT44121S</meta:editing-duration>
    <meta:document-statistic meta:paragraph-count="38" meta:word-count="228"/>
  </office:meta>
</office:document-meta>
</file>